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5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3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dd58a" fo:border="0.74pt solid #000000"/>
      <style:text-properties style:font-name="Latin Modern Mono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9" office:value-type="string" calcext:value-type="string">
            <text:p>LipschitzFunction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T lip_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LipschitzFunction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LipschitzFunction(T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4" office:value-type="string" calcext:value-type="string">
            <text:p>virtual ~LipschitzFunction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irtual T operator()(Point&lt;T&gt;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T getLipschitzConstant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setLipschitzConstant(T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5"/>
          <table:table-cell table:number-columns-repeated="1022"/>
        </table:table-row>
        <table:table-row table:style-name="ro1" table:number-rows-repeated="10">
          <table:table-cell table:style-name="ce4"/>
          <table:table-cell table:style-name="ce26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 table:number-rows-repeated="45">
          <table:table-cell table:style-name="ce5" table:number-columns-repeated="2"/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5:53:00.269018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5:54:58.293313652</dc:date>
    <meta:editing-duration>PT32M1S</meta:editing-duration>
    <meta:editing-cycles>22</meta:editing-cycles>
    <meta:generator>LibreOffice/6.0.7.3$Linux_X86_64 LibreOffice_project/00m0$Build-3</meta:generator>
    <meta:document-statistic meta:table-count="1" meta:cell-count="15" meta:object-count="0"/>
  </office:meta>
</office:document-meta>
</file>